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7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oueur 1 (IA 3)</text:p>
          </table:table-cell>
          <table:table-cell table:formula="of:=COUNTIF([.A1:.A100];1)/100"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Joueur 2 (IA 5)</text:p>
          </table:table-cell>
          <table:table-cell table:formula="of:=COUNTIF([.A2:.A101];2)/100" office:value-type="float" office:value="0.54" calcext:value-type="float">
            <text:p>0,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document-statistic meta:table-count="1" meta:cell-count="104" meta:object-count="0"/>
  </office:meta>
</office:document-meta>
</file>